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adornments="Regular"/>
    <style:font-face style:name="Liberation Mono1" svg:font-family="'Liberation Mono'" style:font-pitch="fixed"/>
    <style:font-face style:name="Liberation Mono3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fo:language="en" fo:country="GB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beration Mono1" fo:font-size="24pt" style:font-size-asian="24pt" style:font-size-complex="24pt"/>
    </style:style>
    <style:style style:name="T6" style:family="text">
      <style:text-properties style:font-name="Liberation Mono1" fo:font-size="20pt" style:font-size-asian="20pt" style:font-size-complex="20pt"/>
    </style:style>
    <style:style style:name="T7" style:family="text">
      <style:text-properties style:font-name="Liberation Mono1"/>
    </style:style>
    <style:style style:name="T8" style:family="text">
      <style:text-properties style:font-name="Liberation Mono1" fo:font-size="17pt" style:font-size-asian="17pt" style:font-size-complex="17pt"/>
    </style:style>
    <style:style style:name="T9" style:family="text">
      <style:text-properties style:font-name="Liberation Mono1" fo:font-size="18pt" style:font-size-asian="18pt" style:font-size-complex="18pt"/>
    </style:style>
    <style:style style:name="T10" style:family="text">
      <style:text-properties style:font-name="Liberation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<text:span text:style-name="T1">Lightweight </text:span><text:span text:style-name="T2">inventory management</text:span></text:p>
            <text:p><text:span text:style-name="T2">with</text:span></text:p>
            <text:p><text:span text:style-name="T2">Pallet Jack</text:span></text:p>
            <text:p/>
            <text:p/>
            <text:p/>
            <text:p><text:span text:style-name="T3">Linux.conf.au 2017 sysadmin miniconf</text:span></text:p>
            <text:p><text:span text:style-name="T3">Karl-Johan Karls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source of truth for system administration</text:p>
              </text:list-item>
              <text:list-item>
                <text:p>Version controlled together with configuration management</text:p>
              </text:list-item>
              <text:list-item>
                <text:p>Easily interoperable</text:p>
              </text:list-item>
              <text:list-item>
                <text:p>Reasonably scaleable</text:p>
              </text:list-item>
              <text:list-item>
                <text:p>Decomposable data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gle source: Easily extensible data model to store all kinds of data. Don't repeat yourself.</text:p>
              <text:p/>
              <text:p>Version control: Need to be able to feature freeze individual branches and revert to previous state</text:p>
              <text:p/>
              <text:p>Interoperable: Export data to create service configuration</text:p>
              <text:p/>
              <text:p>Reasonable: 1k machines, 10k objects</text:p>
              <text:p/>
              <text:p>Decomposable: Vertical slice for delivery to customer, horizontal slice for separation of responsibilities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4" draw:layer="layout" svg:width="26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bjects are directories</text:span></text:p>
              </text:list-item>
              <text:list-item>
                <text:p><text:span text:style-name="T4">Properties stored in YAML files</text:span></text:p>
              </text:list-item>
              <text:list-item>
                <text:p><text:span text:style-name="T4">Inheritance by symlinks and directory hierarchy</text:span></text:p>
              </text:list-item>
            </text:list>
            <text:p><text:span text:style-name="T5"/></text:p>
            <text:p><text:span text:style-name="T6">system</text:span></text:p>
            <text:p><text:span text:style-name="T6">├── </text:span><text:span text:style-name="T6">testvm</text:span></text:p>
            <text:p><text:span text:style-name="T6">│ <text:s text:c="2"/>├── </text:span><text:span text:style-name="T6">architecture.yaml</text:span></text:p>
            <text:p><text:span text:style-name="T6">│ <text:s text:c="2"/>├── </text:span><text:span text:style-name="T6">domain -&gt; ../../domain/example.com/</text:span></text:p>
            <text:p><text:span text:style-name="T6">│ <text:s text:c="2"/>├── </text:span><text:span text:style-name="T6">machine -&gt; ../../machine/testvm/</text:span></text:p>
            <text:p><text:span text:style-name="T6">│ <text:s text:c="2"/>├── </text:span><text:span text:style-name="T6">netinstall -&gt; ../../netinstall/CentOS-7.2.1511-x86_64/Kickstart_vda/</text:span></text:p>
            <text:p><text:span text:style-name="T6">│ <text:s text:c="2"/>└── </text:span><text:span text:style-name="T6">role.yaml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8cm" svg:x="2.1cm" svg:y="14.107cm" presentation:class="notes" presentation:user-transformed="true">
            <draw:text-box>
              <text:p>Database is not very big (~10k objects), so a file system has sufficient performance</text:p>
              <text:p/>
              <text:p>File system and Git gives us lots of tools:</text:p>
              <text:p/>
              <text:p>Store files in the same Git repository as configuration management state, run export at Git push</text:p>
              <text:p/>
              <text:p>Review!</text:p>
              <text:p/>
              <text:p>Vertical decomposition: traverse the graph starting from affected systems, keep everything you visit, throw away the rest</text:p>
              <text:p/>
              <text:p>Horizontal decomposition: logically separate information in separate files, merged by the system at load tim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form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nthesize new values from existing information</text:p>
              </text:list-item>
              <text:list-item>
                <text:p>Value substitution and regular expressions</text:p>
              </text:list-item>
            </text:list>
            <text:p><text:span text:style-name="T7"/></text:p>
            <text:p><text:span text:style-name="T6">- net.dns.fqdn:</text:span></text:p>
            <text:p><text:span text:style-name="T6">  </text:span><text:span text:style-name="T6">- synthesize: "#[net.dns.name].#[net.dns.domain]"</text:span></text:p>
            <text:p><text:span text:style-name="T6">- host.pxelinux.kernel:</text:span></text:p>
            <text:p><text:span text:style-name="T6">  </text:span><text:span text:style-name="T6">- synthesize: "/boot/#[system.os]/vmlinuz"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Don't repeat yourself!</text:p>
              <text:p/>
              <text:p>Regular expressions to read parts of value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base tools</text:p>
          </draw:text-box>
        </draw:frame>
        <draw:frame presentation:style-name="pr4" draw:text-style-name="P2" draw:layer="layout" svg:width="26cm" svg:height="14.486cm" svg:x="1.4cm" svg:y="4.914cm" presentation:class="outline" presentation:user-transformed="true">
          <draw:text-box>
            <text:list text:style-name="L2">
              <text:list-item>
                <text:p><text:span text:style-name="T5">create_system --warehouse examples/warehouse/ --system vmhost1 --domain example.com --os CentOS-7.2.1511-x86_64</text:span></text:p>
              </text:list-item>
              <text:list-item>
                <text:p><text:span text:style-name="T5">dump_pallet </text:span><text:span text:style-name="T5">--position </text:span><text:span text:style-name="T5">--warehouse examples/warehouse/ --type system vmhost1</text:span></text:p>
              </text:list-item>
            </text:list>
            <text:list text:style-name="L4">
              <text:list-header>
                <text:p><text:span text:style-name="T8"/></text:p>
              </text:list-header>
              <text:list-item>
                <text:p><text:span text:style-name="T9">system:</text:span><text:span text:style-name="T9"><text:line-break/></text:span><text:span text:style-name="T9"> <text:s/>os: CentOS-7.2.1511-x86_64  # transforms.yaml</text:span><text:span text:style-name="T9"><text:line-break/></text:span><text:span text:style-name="T9">                              # (line 175, column 15)</text:span><text:span text:style-name="T9"><text:line-break/></text:span><text:span text:style-name="T9"> <text:s/>role:</text:span><text:span text:style-name="T9"><text:line-break/></text:span><text:span text:style-name="T9"> <text:s/>- kvm-server  # system/vmhost1/role.yaml (line 3, column 4)</text:span><text:span text:style-name="T9"><text:line-break/></text:span><text:span text:style-name="T9"> <text:s/>- ssh-server  # system/vmhost1/role.yaml (line 4, column 0)</text:span><text:span text:style-name="T9"><text:line-break/></text:span><text:span text:style-name="T9"> <text:s/>architecture: x86_64  # system/vmhost1/architecture.yaml</text:span><text:span text:style-name="T9"><text:line-break/></text:span><text:span text:style-name="T9">                        # (line 2, column 0)</text:span><text:span text:style-name="T9"><text:line-break/></text:span><text:span text:style-name="T9"> <text:s/>name: vmhost1  # transforms.yaml (line 165, column 15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<text:span text:style-name="T7">create_*</text:span>: Minimal helper wrappers around <text:span text:style-name="T7">mkdir</text:span> and friends for quickly creating objects.</text:p>
              <text:p/>
              <text:p><text:span text:style-name="T7">dump_pallet</text:span>: Debugging tool, dumps all data for an object, optionally including its source, taking into account inheritance and transformations.</text:p>
              <text:p/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export tools</text:p>
          </draw:text-box>
        </draw:frame>
        <draw:frame presentation:style-name="pr4" draw:text-style-name="P2" draw:layer="layout" svg:width="25.199cm" svg:height="14.886cm" svg:x="1.4cm" svg:y="4.914cm" presentation:class="outline" presentation:user-transformed="true">
          <draw:text-box>
            <text:p><text:span text:style-name="T7">palletjack2kea --warehouse examples/warehouse/ -s example-com</text:span></text:p>
            <text:p><text:span text:style-name="T7"/></text:p>
            <text:p><text:span text:style-name="T7">## Automatically generated by palletjack2kea from</text:span></text:p>
            <text:p><text:span text:style-name="T7">## Repository: /home/creideiki/src/palletjack/</text:span></text:p>
            <text:p><text:span text:style-name="T7">## Branch: refs/heads/master</text:span></text:p>
            <text:p><text:span text:style-name="T7">[...]</text:span></text:p>
            <text:p><text:span text:style-name="T7"><text:s text:c="4"/></text:span><text:span text:style-name="T7">"subnet4": [</text:span></text:p>
            <text:p><text:span text:style-name="T7"><text:s text:c="6"/></text:span><text:span text:style-name="T7">{</text:span></text:p>
            <text:p><text:span text:style-name="T7"><text:s text:c="8"/></text:span><text:span text:style-name="T7">"subnet": "192.168.0.0/24",</text:span></text:p>
            <text:p><text:span text:style-name="T7"><text:s text:c="8"/></text:span><text:span text:style-name="T7">"reservations": [</text:span></text:p>
            <text:p><text:span text:style-name="T7"><text:s text:c="10"/></text:span><text:span text:style-name="T7">{</text:span></text:p>
            <text:p><text:span text:style-name="T7"><text:s text:c="12"/></text:span><text:span text:style-name="T7">"hw-address": "14:18:77:ab:cd:ef",</text:span></text:p>
            <text:p><text:span text:style-name="T7"><text:s text:c="12"/></text:span><text:span text:style-name="T7">"ip-address": "192.168.0.1",</text:span></text:p>
            <text:p><text:span text:style-name="T7"><text:s text:c="12"/></text:span><text:span text:style-name="T7">"hostname": "vmhost1.example.com",</text:span></text:p>
            <text:p><text:span text:style-name="T7">[...]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Generates configuration in whatever format another service needs.</text:p>
              <text:p/>
              <text:p>Intended to be run automatically as Git post-receive hooks.</text:p>
              <text:p/>
              <text:p>Our setup generates configuration files into the Salt state repository, then Salt distributes them if they have changed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integ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ation management: Salt</text:p>
              </text:list-item>
              <text:list-item>
                <text:p>System installation: PXELINUX and Kickstart</text:p>
              </text:list-item>
              <text:list-item>
                <text:p>DHCP server: Kea</text:p>
              </text:list-item>
              <text:list-item>
                <text:p>Authoritative DNS: Knot</text:p>
              </text:list-item>
              <text:list-item>
                <text:p>Recursing DNS: Unb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3">We have only implemented what we need right now.</text:p>
              <text:p text:style-name="P3"/>
              <text:p text:style-name="P3">Integrating with other services is easy using the API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I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irb -r palletjack</text:span></text:p>
              </text:list-item>
              <text:list-item>
                <text:p><text:span text:style-name="T7">jack = PalletJack.load('examples/warehouse')</text:span></text:p>
              </text:list-item>
              <text:list-item>
                <text:p><text:span text:style-name="T7">vmhost1 = jack.fetch(kind:'system', name:'vmhost1')</text:span></text:p>
              </text:list-item>
              <text:list-item>
                <text:p><text:span text:style-name="T7">vmhost1['system.role']</text:span></text:p>
              </text:list-item>
            </text:list>
            <text:list text:style-name="L5">
              <text:list-item>
                <text:list>
                  <text:list-item>
                    <text:p><text:span text:style-name="T7">["kvm-server", "ssh-server"]</text:span></text:p>
                  </text:list-item>
                </text:list>
              </text:list-item>
            </text:list>
            <text:list text:style-name="L6">
              <text:list-item>
                <text:p><text:span text:style-name="T7">jack.each(kind:'system') { |s|</text:span><text:span text:style-name="T7"><text:line-break/></text:span><text:span text:style-name="T7"> puts s['system.name'] }</text:span></text:p>
              </text:list-item>
            </text:list>
            <text:list text:style-name="L5">
              <text:list-item>
                <text:list>
                  <text:list-item>
                    <text:p><text:span text:style-name="T7">vmhost1</text:span></text:p>
                  </text:list-item>
                  <text:list-item>
                    <text:p><text:span text:style-name="T7">testv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Ruby.</text:p>
              <text:p/>
              <text:p>Loading a warehouse does the heavy lifting, keeping everything in RAM.</text:p>
              <text:p/>
              <text:p>Extract values from a single object or loop over all objects satisfying a filter.</text:p>
              <text:p/>
              <text:p>Helper library for common tool functions.</text:p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<text:span text:style-name="T10">gem install palletjack-tools</text:span></text:p>
            <text:p><text:span text:style-name="T4"/></text:p>
            <text:p><text:span text:style-name="T4"><text:a xlink:href="https://github.com/saab-simc-admin/palletjack" xlink:type="simple">https://github.com/saab-simc-admin/palletjack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Published on RubyGems.</text:p>
              <text:p/>
              <text:p>Development on GitHub.</text:p>
              <text:p/>
              <text:p>Patches welcome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adornments="Regular"/>
    <style:font-face style:name="Liberation Mono1" svg:font-family="'Liberation Mono'" style:font-pitch="fixed"/>
    <style:font-face style:name="Liberation Mono3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6:43:39.314525243</meta:creation-date>
    <dc:date>2016-12-05T15:56:37.574948478</dc:date>
    <meta:editing-duration>PT6H45M2S</meta:editing-duration>
    <meta:editing-cycles>50</meta:editing-cycles>
    <meta:generator>LibreOffice/5.2.3.3$Linux_X86_64 LibreOffice_project/20m0$Build-3</meta:generator>
    <meta:document-statistic meta:object-count="55"/>
  </office:meta>
</office:document-meta>
</file>